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654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ccccc" fo:border="0.0008in solid #000000"/>
    </style:style>
    <style:style style:name="ce5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  <style:style style:name="ce17" style:family="table-cell" style:parent-style-name="Default">
      <style:table-cell-properties fo:background-color="#cccccc" fo:border="0.0008in solid #000000"/>
      <style:text-properties style:font-name="Nimbus Sans L" style:font-name-asian="Nimbus Sans L1" style:font-name-complex="Nimbus Sans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3" table:number-rows-spanned="1">
            <text:p>Andrei Branzila</text:p>
          </table:table-cell>
          <table:covered-table-cell table:style-name="ce7"/>
          <table:covered-table-cell table:style-name="ce11"/>
          <table:table-cell table:style-name="ce13"/>
          <table:table-cell table:style-name="ce14"/>
          <table:table-cell table:style-name="ce15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CSL Language :: Concat &amp; Replication</text:p>
          </table:table-cell>
          <table:table-cell table:style-name="ce4" office:value-type="string">
            <text:p>SW :: CSL :: Csim_gen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concat and replication</text:p>
          </table:table-cell>
          <table:table-cell table:style-name="ce9" office:value-type="string">
            <text:p>Low</text:p>
          </table:table-cell>
          <table:table-cell table:style-name="ce17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Regression :: golden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tests from new to golden after all components comply</text:p>
          </table:table-cell>
          <table:table-cell table:style-name="ce8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90">
            <text:p>90</text:p>
          </table:table-cell>
          <table:table-cell table:style-name="ce3"/>
          <table:table-cell table:style-name="ce3" office:value-type="string">
            <text:p>Add support for parameters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 Language :: Parameters</text:p>
          </table:table-cell>
          <table:table-cell table:style-name="ce4" office:value-type="string">
            <text:p>SW :: CSL :: Csim_gen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parameters</text:p>
          </table:table-cell>
          <table:table-cell table:style-name="ce9" office:value-type="string">
            <text:p>Low</text:p>
          </table:table-cell>
          <table:table-cell table:style-name="ce4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 Language :: Prefix &amp; Suffix</text:p>
          </table:table-cell>
          <table:table-cell table:style-name="ce4" office:value-type="string">
            <text:p>SW :: CSL :: Csim_gen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prefix &amp; suffix</text:p>
          </table:table-cell>
          <table:table-cell table:style-name="ce9" office:value-type="string">
            <text:p>Low</text:p>
          </table:table-cell>
          <table:table-cell table:style-name="ce17" office:value-type="string">
            <text:p>Suspended</text:p>
          </table:table-cell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gen_unique_rtl_module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set_clock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register_io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Predeclaration bug</text:p>
          </table:table-cell>
          <table:table-cell table:style-name="ce3" office:value-type="string">
            <text:p>All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Provide a solution for the predeclaration bug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50">
            <text:p>5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ttend BZ's autorouter functionality presentation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CSL Language :: support for concat in LHS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concat in assignment LHS in Treewalker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Memory Map specification</text:p>
          </table:table-cell>
          <table:table-cell table:style-name="ce5" office:value-type="string">
            <text:p>Documentation :: Spec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Provide specification for memory map with CGH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ISA specification</text:p>
          </table:table-cell>
          <table:table-cell table:style-name="ce5" office:value-type="string">
            <text:p>Documentation :: Spec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Revise/Fix/Rewrite specification for ISA with CGH (check consistency between SW implementation and current documentation)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CSL Autorouter :: connect() method</text:p>
          </table:table-cell>
          <table:table-cell table:style-name="ce3" office:value-type="string">
            <text:p>SW :: CSL :: Treewalk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all connect methods as described in auto router document (Current connect variants sub-chapter: pages 14-16)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 table:number-rows-repeated="65515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6/01/2008</text:date>, <text:time>14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1T14:06:11</dc:date>
    <dc:language>en-US</dc:language>
    <meta:editing-cycles>34</meta:editing-cycles>
    <meta:editing-duration>P1DT2H38M23S</meta:editing-duration>
    <meta:user-defined meta:name="Info 1"/>
    <meta:user-defined meta:name="Info 2"/>
    <meta:user-defined meta:name="Info 3"/>
    <meta:user-defined meta:name="Info 4"/>
    <meta:document-statistic meta:table-count="1" meta:cell-count="102"/>
  </office:meta>
</office:document-meta>
</file>